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</text:p>
      <text:p text:style-name="Standard"/>
      <text:p text:style-name="Standard">{</text:p>
      <text:p text:style-name="Standard">name: “Graceland”</text:p>
      <text:p text:style-name="Standard">question: “Elvis is famous for living in Graceland, where is it?”</text:p>
      <text:p text:style-name="Standard">place: “Memphis”, “Tennessee”, <text:s/></text:p>
      <text:p text:style-name="Standard">country: “USA”, </text:p>
      <text:p text:style-name="Standard">coords: { lat: “35.046911979511336”, </text:p>
      <text:p text:style-name="Standard"><text:tab/> <text:s text:c="2"/>lng: “-90.02262318299292”</text:p>
      <text:p text:style-name="Standard">}</text:p>
      <text:p text:style-name="P1">imageLink: <text:s/>“https://en.wikipedia.org/wiki/Graceland#/media/File:Graceland_Memphis_Tennessee.jpg</text:p>
      <text:p text:style-name="Standard">}</text:p>
      <text:p text:style-name="Standard"/>
      <text:p text:style-name="Standard">{</text:p>
      <text:p text:style-name="Standard">name: “Uluru”</text:p>
      <text:p text:style-name="Standard">question: “Uluru is located where?”</text:p>
      <text:p text:style-name="Standard">place: “Petermann”, <text:s/></text:p>
      <text:p text:style-name="Standard">country: “Australia”, </text:p>
      <text:p text:style-name="Standard">coords: { lat: “-25.343872896318953”, </text:p>
      <text:p text:style-name="Standard"><text:tab/> <text:s text:c="2"/>lng: “131.03718873402815”</text:p>
      <text:p text:style-name="Standard">}</text:p>
      <text:p text:style-name="Standard">imageLink: <text:s/>“https://upload.wikimedia.org/wikipedia/commons/thumb/f/fc/Uluru_%28Helicopter_view%29-crop.jpg/1920px-Uluru_%28Helicopter_view%29-crop.jpg”</text:p>
      <text:p text:style-name="Standard">}</text:p>
      <text:p text:style-name="Standard"/>
      <text:p text:style-name="Standard">name: “Schwaznegger”</text:p>
      <text:p text:style-name="Standard"><text:soft-page-break/>question: “Where was Arnorld Schwarznegger born??”</text:p>
      <text:p text:style-name="Standard">place: “Thal”, <text:s/></text:p>
      <text:p text:style-name="Standard">country: “Austria”, </text:p>
      <text:p text:style-name="Standard">coords: { lat: “47.07920884032537”, </text:p>
      <text:p text:style-name="Standard"><text:tab/> <text:s text:c="2"/>lng: “15.355120237285893”</text:p>
      <text:p text:style-name="Standard">}</text:p>
      <text:p text:style-name="Standard">imageLink: <text:s/>“https://upload.wikimedia.org/wikipedia/commons/thumb/a/af/Arnold_Schwarzenegger_by_Gage_Skidmore_4.jpg/800px-Arnold_Schwarzenegger_by_Gage_Skidmore_4.jpg”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]</text:p>
      <text:p text:style-name="Standard"/>
      <text:p text:style-name="Standard"/>
      <text:p text:style-name="Standard"/>
      <text:p text:style-name="Standard"/>
      <text:p text:style-name="Standard">Uluru is located where?</text:p>
      <text:p text:style-name="Standard"/>
      <text:p text:style-name="Standard">Can you locate Chernnobyl?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Where was President Barack Obama born?</text:p>
      <text:p text:style-name="Standard"/>
      <text:p text:style-name="Standard">The Beatles are famously from what city?</text:p>
      <text:p text:style-name="Standard"/>
      <text:p text:style-name="Standard">Where is the Moulin Rouge?</text:p>
      <text:p text:style-name="Standard"/>
      <text:p text:style-name="Standard">Where is Cape Canaveral? </text:p>
      <text:p text:style-name="Standard"/>
      <text:p text:style-name="Standard">Where was Jackie Chan born?</text:p>
      <text:p text:style-name="Standard"/>
      <text:p text:style-name="Standard">Where is the Taj Mahal?</text:p>
      <text:p text:style-name="Standard"/>
      <text:p text:style-name="Standard">Can you locate the Earth’s largest source of freshwater?</text:p>
      <text:p text:style-name="Standard"/>
      <text:p text:style-name="Standard">Can you locate the city that was once called ‘Astana’?</text:p>
      <text:p text:style-name="Standard"/>
      <text:p text:style-name="Standard">Can you locate where the Moai are found?</text:p>
      <text:p text:style-name="Standard">]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3" meta:word-count="143" meta:character-count="1329" meta:non-whitespace-character-count="1201"/>
    <meta:generator>LibreOfficeDev/6.0.5.2$Linux_X86_64 LibreOffice_project/</meta:generator>
  </office:meta>
</office:document-meta>
</file>